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147.66pt"/>
    </style:style>
    <style:style style:name="co15" style:family="table-column">
      <style:table-column-properties fo:break-before="auto" style:column-width="292.05pt"/>
    </style:style>
    <style:style style:name="co1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LuCI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-serv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Xorg" table:style-name="ta1">
        <table:table-column table:style-name="co16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Sheet6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00:41:26.387051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9M44S</meta:editing-duration>
    <meta:editing-cycles>10</meta:editing-cycles>
    <meta:generator>LibreOffice/5.4.4.2$Linux_X86_64 LibreOffice_project/40m0$Build-2</meta:generator>
    <dc:date>2018-02-25T01:27:36.412150832</dc:date>
    <meta:document-statistic meta:table-count="6" meta:cell-count="702" meta:object-count="0"/>
  </office:meta>
</office:document-meta>
</file>